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Morris 2</text:p>
          </table:table-cell>
          <table:table-cell office:value-type="string">
            <text:p>AX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rris 1</text:p>
          </table:table-cell>
          <table:table-cell office:value-type="string">
            <text:p>AX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angenburg 4</text:p>
          </table:table-cell>
          <table:table-cell office:value-type="string">
            <text:p>AX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Hannah Bartel</text:p>
          </table:table-cell>
          <table:table-cell office:value-type="string">
            <text:p>Morris 2</text:p>
          </table:table-cell>
          <table:table-cell office:value-type="string">
            <text:p>AX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amryn Siemens</text:p>
          </table:table-cell>
          <table:table-cell office:value-type="string">
            <text:p>Morris 2</text:p>
          </table:table-cell>
          <table:table-cell office:value-type="string">
            <text:p>AX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idalia Bartel</text:p>
          </table:table-cell>
          <table:table-cell office:value-type="string">
            <text:p>Morris 2</text:p>
          </table:table-cell>
          <table:table-cell office:value-type="string">
            <text:p>AX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orris 2</text:p>
          </table:table-cell>
          <table:table-cell office:value-type="string">
            <text:p>AX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2</text:p>
          </table:table-cell>
          <table:table-cell office:value-type="string">
            <text:p>AX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ellan Peters</text:p>
          </table:table-cell>
          <table:table-cell office:value-type="string">
            <text:p>Morris 1</text:p>
          </table:table-cell>
          <table:table-cell office:value-type="string">
            <text:p>AX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mmalyn Peters</text:p>
          </table:table-cell>
          <table:table-cell office:value-type="string">
            <text:p>Morris 1</text:p>
          </table:table-cell>
          <table:table-cell office:value-type="string">
            <text:p>AX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eah Martin</text:p>
          </table:table-cell>
          <table:table-cell office:value-type="string">
            <text:p>Morris 1</text:p>
          </table:table-cell>
          <table:table-cell office:value-type="string">
            <text:p>AX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1</text:p>
          </table:table-cell>
          <table:table-cell office:value-type="string">
            <text:p>AX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1</text:p>
          </table:table-cell>
          <table:table-cell office:value-type="string">
            <text:p>AX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adie Rumancik</text:p>
          </table:table-cell>
          <table:table-cell office:value-type="string">
            <text:p>Langenburg 4</text:p>
          </table:table-cell>
          <table:table-cell office:value-type="string">
            <text:p>AX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ethany McGregor</text:p>
          </table:table-cell>
          <table:table-cell office:value-type="string">
            <text:p>Langenburg 4</text:p>
          </table:table-cell>
          <table:table-cell office:value-type="string">
            <text:p>AX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Jenna Wastete</text:p>
          </table:table-cell>
          <table:table-cell office:value-type="string">
            <text:p>Langenburg 4</text:p>
          </table:table-cell>
          <table:table-cell office:value-type="string">
            <text:p>AX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manda Waldherr</text:p>
          </table:table-cell>
          <table:table-cell office:value-type="string">
            <text:p>Langenburg 4</text:p>
          </table:table-cell>
          <table:table-cell office:value-type="string">
            <text:p>A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angenburg 4</text:p>
          </table:table-cell>
          <table:table-cell office:value-type="string">
            <text:p>AX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3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24:35.78</meta:creation-date>
    <dc:date>2019-11-03T18:31:08.51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5" meta:object-count="0"/>
  </office:meta>
</office:document-meta>
</file>